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0.00pt" fo:font-weight="bold" fo:font-family="'Times New Roman'" style:font-family-asian="'Times New Roman'" style:font-family-complex="'Times New Roman'"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normal" fo:font-family="'Times New Roman'" style:font-family-asian="'Times New Roman'" style:font-family-complex="'Times New Roman'"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bold" fo:font-family="'Times New Roman'" style:font-family-asian="'Times New Roman'" style:font-family-complex="'Times New Roman'" fo:background-color="transparent" style:use-window-font-color="true"/>
    </style:style>
    <style:style style:name="T6" style:family="text">
      <style:text-properties fo:font-size="12.00pt" fo:font-weight="normal" fo:font-family="'Times New Roman'" style:font-family-asian="'Times New Roman'" style:font-family-complex="'Times New Roman'"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2.00pt" fo:font-weight="normal" fo:font-family="'Times New Roman'" style:font-family-asian="'Times New Roman'" style:font-family-complex="'Times New Roman'"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2.00pt" fo:font-weight="normal" fo:font-family="'Times New Roman'" style:font-family-asian="'Times New Roman'" style:font-family-complex="'Times New Roman'"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2.00pt" fo:font-weight="normal" fo:font-family="'Times New Roman'" style:font-family-asian="'Times New Roman'" style:font-family-complex="'Times New Roman'"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2.00pt" fo:font-weight="normal" fo:font-family="'Times New Roman'" style:font-family-asian="'Times New Roman'" style:font-family-complex="'Times New Roman'"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2.00pt" fo:font-weight="normal" fo:font-family="'Times New Roman'" style:font-family-asian="'Times New Roman'" style:font-family-complex="'Times New Roman'"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2.00pt" fo:font-weight="bold" fo:font-family="'Times New Roman'" style:font-family-asian="'Times New Roman'" style:font-family-complex="'Times New Roman'" fo:background-color="transparent" style:use-window-font-color="true"/>
    </style:style>
    <style:style style:name="T19" style:family="text">
      <style:text-properties fo:font-size="12.00pt" fo:font-weight="normal" fo:font-family="'Times New Roman'" style:font-family-asian="'Times New Roman'" style:font-family-complex="'Times New Roman'"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normal" fo:font-family="'Times New Roman'" style:font-family-asian="'Times New Roman'" style:font-family-complex="'Times New Roman'"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2.00pt" fo:font-weight="normal" fo:font-family="'Times New Roman'" style:font-family-asian="'Times New Roman'" style:font-family-complex="'Times New Roman'"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2.00pt" fo:font-weight="normal" fo:font-family="'Times New Roman'" style:font-family-asian="'Times New Roman'" style:font-family-complex="'Times New Roman'"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2.00pt" fo:font-weight="normal" fo:font-family="'Times New Roman'" style:font-family-asian="'Times New Roman'" style:font-family-complex="'Times New Roman'"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2.00pt" fo:font-weight="normal" fo:font-family="'Times New Roman'" style:font-family-asian="'Times New Roman'" style:font-family-complex="'Times New Roman'"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2.00pt" fo:font-weight="normal" fo:font-family="'Times New Roman'" style:font-family-asian="'Times New Roman'" style:font-family-complex="'Times New Roman'"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normal" fo:font-family="'Times New Roman'" style:font-family-asian="'Times New Roman'" style:font-family-complex="'Times New Roman'"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2.00pt" fo:font-weight="normal" fo:font-family="'Times New Roman'" style:font-family-asian="'Times New Roman'" style:font-family-complex="'Times New Roman'"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2.00pt" fo:font-weight="normal" fo:font-family="'Times New Roman'" style:font-family-asian="'Times New Roman'" style:font-family-complex="'Times New Roman'"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2.00pt" fo:font-weight="normal" fo:font-family="'Times New Roman'" style:font-family-asian="'Times New Roman'" style:font-family-complex="'Times New Roman'"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2.00pt" fo:font-weight="normal" fo:font-family="'Times New Roman'" style:font-family-asian="'Times New Roman'" style:font-family-complex="'Times New Roman'"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2.00pt" fo:font-weight="normal" fo:font-family="'Times New Roman'" style:font-family-asian="'Times New Roman'" style:font-family-complex="'Times New Roman'"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2.00pt" fo:font-weight="normal" fo:font-family="'Times New Roman'" style:font-family-asian="'Times New Roman'" style:font-family-complex="'Times New Roman'"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2.00pt" fo:font-weight="normal" fo:font-family="'Times New Roman'" style:font-family-asian="'Times New Roman'" style:font-family-complex="'Times New Roman'"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2.00pt" fo:font-weight="normal" fo:font-family="'Times New Roman'" style:font-family-asian="'Times New Roman'" style:font-family-complex="'Times New Roman'"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2.00pt" fo:font-weight="normal" fo:font-family="'Times New Roman'" style:font-family-asian="'Times New Roman'" style:font-family-complex="'Times New Roman'"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2.00pt" fo:font-weight="normal" fo:font-family="'Times New Roman'" style:font-family-asian="'Times New Roman'" style:font-family-complex="'Times New Roman'"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2.00pt" fo:font-weight="normal" fo:font-family="'Times New Roman'" style:font-family-asian="'Times New Roman'" style:font-family-complex="'Times New Roman'"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2.00pt" fo:font-weight="normal" fo:font-family="'Times New Roman'" style:font-family-asian="'Times New Roman'" style:font-family-complex="'Times New Roman'"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2.00pt" fo:font-weight="normal" fo:font-family="'Times New Roman'" style:font-family-asian="'Times New Roman'" style:font-family-complex="'Times New Roman'"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2.00pt" fo:font-weight="normal" fo:font-family="'Times New Roman'" style:font-family-asian="'Times New Roman'" style:font-family-complex="'Times New Roman'"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2.00pt" fo:font-weight="normal" fo:font-family="'Times New Roman'" style:font-family-asian="'Times New Roman'" style:font-family-complex="'Times New Roman'" fo:background-color="transparent" style:use-window-font-color="true"/>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2.00pt" fo:font-weight="normal" fo:font-family="'Times New Roman'" style:font-family-asian="'Times New Roman'" style:font-family-complex="'Times New Roman'"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2.00pt" fo:font-weight="normal" fo:font-family="'Times New Roman'" style:font-family-asian="'Times New Roman'" style:font-family-complex="'Times New Roman'"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2.00pt" fo:font-weight="normal" fo:font-family="'Times New Roman'" style:font-family-asian="'Times New Roman'" style:font-family-complex="'Times New Roman'"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2.00pt" fo:font-weight="normal" fo:font-family="'Times New Roman'" style:font-family-asian="'Times New Roman'" style:font-family-complex="'Times New Roman'" fo:background-color="transparent" style:use-window-font-color="true"/>
    </style:style>
    <style:style style:name="T72"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2.00pt" fo:font-weight="normal" fo:font-family="'Times New Roman'" style:font-family-asian="'Times New Roman'" style:font-family-complex="'Times New Roman'" fo:background-color="transparent" style:use-window-font-color="true"/>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2.00pt" fo:font-weight="normal" fo:font-family="'Times New Roman'" style:font-family-asian="'Times New Roman'" style:font-family-complex="'Times New Roman'" fo:background-color="transparent" style:use-window-font-color="true"/>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2.00pt" fo:font-weight="normal" fo:font-family="'Times New Roman'" style:font-family-asian="'Times New Roman'" style:font-family-complex="'Times New Roman'" fo:background-color="transparent" style:use-window-font-color="true"/>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2.00pt" fo:font-weight="bold" fo:font-family="'Times New Roman'" style:font-family-asian="'Times New Roman'" style:font-family-complex="'Times New Roman'" fo:background-color="transparent" style:use-window-font-color="true"/>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12.00pt" fo:font-weight="normal" fo:font-family="'Times New Roman'" style:font-family-asian="'Times New Roman'" style:font-family-complex="'Times New Roman'" fo:background-color="transparent" style:use-window-font-color="true"/>
    </style:style>
    <style:style style:name="T83" style:family="text">
      <style:text-properties fo:font-size="11.00pt" fo:font-weight="normal" fo:font-family="Calibri" style:font-family-asian="Calibri" style:font-family-complex="Calibri" fo:background-color="transparent" style:use-window-font-color="true"/>
    </style:style>
    <style:style style:name="T84" style:family="text">
      <style:text-properties fo:font-size="12.00pt" fo:font-weight="normal" fo:font-family="'Times New Roman'" style:font-family-asian="'Times New Roman'" style:font-family-complex="'Times New Roman'" fo:background-color="transparent" style:use-window-font-color="true"/>
    </style:style>
    <style:style style:name="T85" style:family="text">
      <style:text-properties fo:font-size="11.00pt" fo:font-weight="normal" fo:font-family="Calibri" style:font-family-asian="Calibri" style:font-family-complex="Calibri" fo:background-color="transparent" style:use-window-font-color="true"/>
    </style:style>
    <style:style style:name="T86" style:family="text">
      <style:text-properties fo:font-size="12.00pt" fo:font-weight="normal" fo:font-family="'Times New Roman'" style:font-family-asian="'Times New Roman'" style:font-family-complex="'Times New Roman'" fo:background-color="transparent" style:use-window-font-color="true"/>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2.00pt" fo:font-weight="normal" fo:font-family="'Times New Roman'" style:font-family-asian="'Times New Roman'" style:font-family-complex="'Times New Roman'" fo:background-color="transparent" style:use-window-font-color="true"/>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2.00pt" fo:font-weight="normal" fo:font-family="'Times New Roman'" style:font-family-asian="'Times New Roman'" style:font-family-complex="'Times New Roman'"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2.00pt" fo:font-weight="normal" fo:font-family="'Times New Roman'" style:font-family-asian="'Times New Roman'" style:font-family-complex="'Times New Roman'" fo:background-color="transparent" style:use-window-font-color="true"/>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2.00pt" fo:font-weight="normal" fo:font-family="'Times New Roman'" style:font-family-asian="'Times New Roman'" style:font-family-complex="'Times New Roman'" fo:background-color="transparent" style:use-window-font-color="true"/>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2.00pt" fo:font-weight="normal" fo:font-family="'Times New Roman'" style:font-family-asian="'Times New Roman'" style:font-family-complex="'Times New Roman'" fo:background-color="transparent" style:use-window-font-color="true"/>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2.00pt" fo:font-weight="normal" fo:font-family="'Times New Roman'" style:font-family-asian="'Times New Roman'" style:font-family-complex="'Times New Roman'" fo:background-color="transparent" style:use-window-font-color="true"/>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2.00pt" fo:font-weight="normal" fo:font-family="'Times New Roman'" style:font-family-asian="'Times New Roman'" style:font-family-complex="'Times New Roman'" fo:background-color="transparent" style:use-window-font-color="true"/>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2.00pt" fo:font-weight="normal" fo:font-family="'Times New Roman'" style:font-family-asian="'Times New Roman'" style:font-family-complex="'Times New Roman'" fo:background-color="transparent" style:use-window-font-color="true"/>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2.00pt" fo:font-weight="normal" fo:font-family="'Times New Roman'" style:font-family-asian="'Times New Roman'" style:font-family-complex="'Times New Roman'" fo:background-color="transparent" style:use-window-font-color="true"/>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2.00pt" fo:font-weight="normal" fo:font-family="'Times New Roman'" style:font-family-asian="'Times New Roman'" style:font-family-complex="'Times New Roman'" fo:background-color="transparent" style:use-window-font-color="true"/>
    </style:style>
    <style:style style:name="T107" style:family="text">
      <style:text-properties fo:font-size="11.00pt" fo:font-weight="normal" fo:font-family="Calibri" style:font-family-asian="Calibri" style:font-family-complex="Calibri" fo:background-color="transparent" style:use-window-font-color="true"/>
    </style:style>
    <style:style style:name="T108" style:family="text">
      <style:text-properties fo:font-size="12.00pt" fo:font-weight="normal" fo:font-family="'Times New Roman'" style:font-family-asian="'Times New Roman'" style:font-family-complex="'Times New Roman'" fo:background-color="transparent" style:use-window-font-color="true"/>
    </style:style>
    <style:style style:name="T109" style:family="text">
      <style:text-properties fo:font-size="11.00pt" fo:font-weight="normal" fo:font-family="Calibri" style:font-family-asian="Calibri" style:font-family-complex="Calibri" fo:background-color="transparent" style:use-window-font-color="true"/>
    </style:style>
    <style:style style:name="T110" style:family="text">
      <style:text-properties fo:font-size="12.00pt" fo:font-weight="normal" fo:font-family="'Times New Roman'" style:font-family-asian="'Times New Roman'" style:font-family-complex="'Times New Roman'" fo:background-color="transparent" style:use-window-font-color="true"/>
    </style:style>
    <style:style style:name="T111" style:family="text">
      <style:text-properties fo:font-size="11.00pt" fo:font-weight="normal" fo:font-family="Calibri" style:font-family-asian="Calibri" style:font-family-complex="Calibri" fo:background-color="transparent" style:use-window-font-color="true"/>
    </style:style>
    <style:style style:name="T112" style:family="text">
      <style:text-properties fo:font-size="12.00pt" fo:font-weight="normal" fo:font-family="'Times New Roman'" style:font-family-asian="'Times New Roman'" style:font-family-complex="'Times New Roman'" fo:background-color="transparent" style:use-window-font-color="true"/>
    </style:style>
    <style:style style:name="T113" style:family="text">
      <style:text-properties fo:font-size="11.00pt" fo:font-weight="normal" fo:font-family="Calibri" style:font-family-asian="Calibri" style:font-family-complex="Calibri" fo:background-color="transparent" style:use-window-font-color="true"/>
    </style:style>
    <style:style style:name="T114" style:family="text">
      <style:text-properties fo:font-size="12.00pt" fo:font-weight="normal" fo:font-family="'Times New Roman'" style:font-family-asian="'Times New Roman'" style:font-family-complex="'Times New Roman'" fo:background-color="transparent" style:use-window-font-color="true"/>
    </style:style>
    <style:style style:name="T115" style:family="text">
      <style:text-properties fo:font-size="11.00pt" fo:font-weight="normal" fo:font-family="Calibri" style:font-family-asian="Calibri" style:font-family-complex="Calibri" fo:background-color="transparent" style:use-window-font-color="true"/>
    </style:style>
    <style:style style:name="T116" style:family="text">
      <style:text-properties fo:font-size="12.00pt" fo:font-weight="normal" fo:font-family="'Times New Roman'" style:font-family-asian="'Times New Roman'" style:font-family-complex="'Times New Roman'" fo:background-color="transparent" style:use-window-font-color="true"/>
    </style:style>
    <style:style style:name="T117" style:family="text">
      <style:text-properties fo:font-size="11.00pt" fo:font-weight="normal" fo:font-family="Calibri" style:font-family-asian="Calibri" style:font-family-complex="Calibri" fo:background-color="transparent" style:use-window-font-color="true"/>
    </style:style>
    <style:style style:name="T118" style:family="text">
      <style:text-properties fo:font-size="12.00pt" fo:font-weight="normal" fo:font-family="'Times New Roman'" style:font-family-asian="'Times New Roman'" style:font-family-complex="'Times New Roman'" fo:background-color="transparent" style:use-window-font-color="true"/>
    </style:style>
    <style:style style:name="T119" style:family="text">
      <style:text-properties fo:font-size="11.00pt" fo:font-weight="normal" fo:font-family="Calibri" style:font-family-asian="Calibri" style:font-family-complex="Calibri" fo:background-color="transparent" style:use-window-font-color="true"/>
    </style:style>
    <style:style style:name="T120" style:family="text">
      <style:text-properties fo:font-size="12.00pt" fo:font-weight="normal" fo:font-family="'Times New Roman'" style:font-family-asian="'Times New Roman'" style:font-family-complex="'Times New Roman'" fo:background-color="transparent" style:use-window-font-color="true"/>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2.00pt" fo:font-weight="normal" fo:font-family="'Times New Roman'" style:font-family-asian="'Times New Roman'" style:font-family-complex="'Times New Roman'" fo:background-color="transparent" style:use-window-font-color="true"/>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2.00pt" fo:font-weight="normal" fo:font-family="'Times New Roman'" style:font-family-asian="'Times New Roman'" style:font-family-complex="'Times New Roman'" fo:background-color="transparent" style:use-window-font-color="true"/>
    </style:style>
    <style:style style:name="T125" style:family="text">
      <style:text-properties fo:font-size="11.00pt" fo:font-weight="normal" fo:font-family="Calibri" style:font-family-asian="Calibri" style:font-family-complex="Calibri" fo:background-color="transparent" style:use-window-font-color="true"/>
    </style:style>
    <style:style style:name="T126" style:family="text">
      <style:text-properties fo:font-size="12.00pt" fo:font-weight="normal" fo:font-family="'Times New Roman'" style:font-family-asian="'Times New Roman'" style:font-family-complex="'Times New Roman'" fo:background-color="transparent" style:use-window-font-color="true"/>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2.00pt" fo:font-weight="normal" fo:font-family="'Times New Roman'" style:font-family-asian="'Times New Roman'" style:font-family-complex="'Times New Roman'" fo:background-color="transparent" style:use-window-font-color="true"/>
    </style:style>
    <style:style style:name="T129" style:family="text">
      <style:text-properties fo:font-size="11.00pt" fo:font-weight="normal" fo:font-family="Calibri" style:font-family-asian="Calibri" style:font-family-complex="Calibri" fo:background-color="transparent" style:use-window-font-color="true"/>
    </style:style>
    <style:style style:name="T130" style:family="text">
      <style:text-properties fo:font-size="12.00pt" fo:font-weight="normal" fo:font-family="'Times New Roman'" style:font-family-asian="'Times New Roman'" style:font-family-complex="'Times New Roman'" fo:background-color="transparent" style:use-window-font-color="true"/>
    </style:style>
    <style:style style:name="T131" style:family="text">
      <style:text-properties fo:font-size="11.00pt" fo:font-weight="normal" fo:font-family="Calibri" style:font-family-asian="Calibri" style:font-family-complex="Calibri" fo:background-color="transparent" style:use-window-font-color="true"/>
    </style:style>
    <style:style style:name="T13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33" style:family="text">
      <style:text-properties fo:font-size="11.00pt" fo:font-weight="normal" fo:font-family="Calibri" style:font-family-asian="Calibri" style:font-family-complex="Calibri" fo:background-color="transparent" style:use-window-font-color="true"/>
    </style:style>
    <style:style style:name="T13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35" style:family="text">
      <style:text-properties fo:font-size="11.00pt" fo:font-weight="normal" fo:font-family="Calibri" style:font-family-asian="Calibri" style:font-family-complex="Calibri" fo:background-color="transparent" style:use-window-font-color="true"/>
    </style:style>
    <style:style style:name="T136" style:family="text">
      <style:text-properties fo:font-size="12.00pt" fo:font-weight="normal" fo:font-family="'Times New Roman'" style:font-family-asian="'Times New Roman'" style:font-family-complex="'Times New Roman'" fo:background-color="transparent" style:use-window-font-color="true"/>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2.00pt" fo:font-weight="normal" fo:font-family="'Times New Roman'" style:font-family-asian="'Times New Roman'" style:font-family-complex="'Times New Roman'" fo:background-color="transparent" style:use-window-font-color="true"/>
    </style:style>
    <style:style style:name="P1" style:family="paragraph">
      <style:paragraph-properties fo:line-height="100.00%" fo:text-align="left"/>
    </style:style>
    <text:list-style style:name="L2">
      <text:list-level-style-bullet text:level="1" text:bullet-char="•">
        <style:list-level-properties text:space-before="0.00pt" text:min-label-width="18.00pt"/>
        <style:text-properties fo:font-family="Symbol"/>
      </text:list-level-style-bullet>
    </text:list-style>
    <style:style style:name="P2" style:family="paragraph">
      <style:paragraph-properties fo:line-height="100.00%" fo:text-align="left" fo:margin-left="-18.00pt" fo:text-indent="18.00pt"/>
    </style:style>
    <style:style style:name="P3" style:family="paragraph">
      <style:paragraph-properties fo:line-height="100.00%" fo:text-align="left"/>
    </style:style>
    <text:list-style style:name="L4">
      <text:list-level-style-bullet text:level="1" text:bullet-char="•">
        <style:list-level-properties text:space-before="0.00pt" text:min-label-width="18.00pt"/>
        <style:text-properties fo:font-family="Symbol"/>
      </text:list-level-style-bullet>
    </text:list-style>
    <style:style style:name="P4" style:family="paragraph">
      <style:paragraph-properties fo:line-height="100.00%" fo:text-align="left" fo:margin-left="-18.00pt" fo:text-indent="18.00pt"/>
    </style:style>
    <style:style style:name="P5" style:family="paragraph">
      <style:paragraph-properties fo:line-height="100.00%" fo:text-align="left"/>
    </style:style>
    <text:list-style style:name="L6">
      <text:list-level-style-bullet text:level="1" text:bullet-char="•">
        <style:list-level-properties text:space-before="0.00pt" text:min-label-width="18.00pt"/>
        <style:text-properties fo:font-family="Symbol"/>
      </text:list-level-style-bullet>
    </text:list-style>
    <style:style style:name="P6" style:family="paragraph">
      <style:paragraph-properties fo:line-height="100.00%" fo:text-align="left" fo:margin-left="-18.00pt" fo:text-indent="18.00pt"/>
    </style:style>
    <style:style style:name="P7" style:family="paragraph">
      <style:paragraph-properties fo:line-height="100.00%" fo:text-align="left"/>
    </style:style>
    <text:list-style style:name="L8">
      <text:list-level-style-bullet text:level="1" text:bullet-char="•">
        <style:list-level-properties text:space-before="0.00pt" text:min-label-width="18.00pt"/>
        <style:text-properties fo:font-family="Symbol"/>
      </text:list-level-style-bullet>
    </text:list-style>
    <style:style style:name="P8" style:family="paragraph">
      <style:paragraph-properties fo:line-height="100.00%" fo:text-align="left" fo:margin-left="-18.00pt" fo:text-indent="18.00pt"/>
    </style:style>
    <style:style style:name="P9" style:family="paragraph">
      <style:paragraph-properties fo:line-height="100.00%" fo:text-align="left"/>
    </style:style>
    <style:style style:name="P10" style:family="paragraph">
      <style:paragraph-properties fo:line-height="100.00%" fo:text-align="left"/>
    </style:style>
    <style:style style:name="P11" style:family="paragraph">
      <style:paragraph-properties fo:line-height="100.00%" fo:text-align="left"/>
    </style:style>
  </office:automatic-styles>
  <office:body>
    <office:text>
      <text:p text:style-name="P1"><text:span text:style-name="T1">Diario de Prácticas</text:span></text:p>
      <text:p text:style-name="P1"><text:span text:style-name="T2"/></text:p>
      <text:p text:style-name="P1"><text:span text:style-name="T3">Francisco César Ganso Gil</text:span></text:p>
      <text:p text:style-name="P1"><text:span text:style-name="T3">Juan González Caminero</text:span></text:p>
      <text:p text:style-name="P1"><text:span text:style-name="T4"/></text:p>
      <text:p text:style-name="P1"><text:span text:style-name="T5">19/09/2017:</text:span></text:p>
      <text:p text:style-name="P1"><text:span text:style-name="T6">El primer programa utiliza un bucle en el que se van sumando en lasposiciones del vector C los elementos de A y B, del que se sale del bucle utilizando un índice, y un segundo. </text:span></text:p>
      <text:p text:style-name="P1"><text:span text:style-name="T6">bucle que imprime los datos guardados en el vector C, imprimiendo una coma entre medias, la cual está guardada en la memoria. El segundo bucle también tiene control por índice.</text:span></text:p>
      <text:p text:style-name="P1"><text:span text:style-name="T7"/></text:p>
      <text:p text:style-name="P1"><text:span text:style-name="T8">1b)</text:span></text:p>
      <text:list text:style-name="L2">
        <text:list-item>
          <text:p text:style-name="P2"><text:span text:style-name="T8">addi no es una instrucción sintética.</text:span></text:p>
        </text:list-item>
        <text:list-item>
          <text:p text:style-name="P2"><text:span text:style-name="T8">subi se traduce por un addi y un sub.</text:span></text:p>
        </text:list-item>
        <text:list-item>
          <text:p text:style-name="P2"><text:span text:style-name="T8">addi con dos operandos, entiendo que el segundo operando es un dato guardado en un registro, en ese caso sería una instrucción formada usando add rd, rs, rt, y el resultado de eso se usaría en addi rd, rs, constante. (el resultado del add estaría en rs)</text:span></text:p>
        </text:list-item>
        <text:list-item>
          <text:p text:style-name="P2"><text:span text:style-name="T8">sub y add con constantes de 32 bits:</text:span></text:p>
        </text:list-item>
      </text:list>
      <text:p text:style-name="P3"><text:span text:style-name="T8">Primero se utilizarían lui y ori para cargar la constante en un registro, y después se utilizarían un sub/add normal para operar con ese registro y el que se hubiera proporcionado.</text:span></text:p>
      <text:list text:style-name="L4">
        <text:list-item>
          <text:p text:style-name="P4"><text:span text:style-name="T8">subi se sustituye por un addi y un sub.</text:span></text:p>
        </text:list-item>
        <text:list-item>
          <text:p text:style-name="P4"><text:span text:style-name="T8">li:</text:span></text:p>
        </text:list-item>
      </text:list>
      <text:p text:style-name="P5"><text:span text:style-name="T8">Se traduce por un addiu.</text:span></text:p>
      <text:list text:style-name="L6">
        <text:list-item>
          <text:p text:style-name="P6"><text:span text:style-name="T8">la:</text:span></text:p>
        </text:list-item>
      </text:list>
      <text:p text:style-name="P7"><text:span text:style-name="T8">Igual que li, utiliza lui y ori para cargar la dirección pedida en el registro destino.</text:span></text:p>
      <text:list text:style-name="L8">
        <text:list-item>
          <text:p text:style-name="P8"><text:span text:style-name="T8">lw, rd, Etiqueta y sw, rd, Etiqueta no son sintéticas</text:span></text:p>
        </text:list-item>
        <text:list-item>
          <text:p text:style-name="P8"><text:span text:style-name="T8">lw y sw con desplazamientos de 32 bits utilizarían primero un jump para saltar a la dirección formada cogiendo los primeros 16 bits y añadiendo 0 al final, y luego un sw o lw normales.</text:span></text:p>
        </text:list-item>
        <text:list-item>
          <text:p text:style-name="P8"><text:span text:style-name="T8">blt rd, rs, rt se forma con un slt rd, rs, rt y utilizando el resultado en un</text:span></text:p>
        </text:list-item>
      </text:list>
      <text:p text:style-name="P9"><text:span text:style-name="T8">bne rs, rt, Etiqueta, donde rs sería el resultado del slt.</text:span></text:p>
      <text:p text:style-name="P9"><text:span text:style-name="T9"/></text:p>
      <text:p text:style-name="P9"><text:span text:style-name="T10">1c)</text:span></text:p>
      <text:p text:style-name="P9"><text:span text:style-name="T10">La instrucción not se traduce por un nor.</text:span></text:p>
      <text:p text:style-name="P9"><text:span text:style-name="T11"/></text:p>
      <text:p text:style-name="P9"><text:span text:style-name="T12">1d)</text:span></text:p>
      <text:p text:style-name="P9"><text:span text:style-name="T12">Sí, la legibilidad del programa disminuye porque muchas veces no sabes lo que está haciendo el programa, sin embargo se puede solucionar con los comentarios.</text:span></text:p>
      <text:p text:style-name="P9"><text:span text:style-name="T13"/></text:p>
      <text:p text:style-name="P9"><text:span text:style-name="T14">2a) Por ejemplo, li se sustituye por addiu en mars, pero en QtSpim se utiliza un ori,<text:s text:c="2"/>se traducen de forma distinta porque eso depende de quien haya programado el compilador.</text:span></text:p>
      <text:p text:style-name="P9"><text:span text:style-name="T15"/></text:p>
      <text:p text:style-name="P9"><text:span text:style-name="T16">2b)En QtSpim el campo de desplazamiento es una unidad mayor tanto en bne como en beq, pero el resto de campos son iguales, es así porque en QtSpim no se le suma 4 al PC antes de aplicar el desplazamiento, y se lo suma junto con el desplazamiento, la forma correcta es la de MIPS. </text:span></text:p>
      <text:p text:style-name="P9"><text:span text:style-name="T17"/></text:p>
      <text:p text:style-name="P9"><text:span text:style-name="T17"/></text:p>
      <text:p text:style-name="P9"><text:span text:style-name="T18">26/9/2017:</text:span></text:p>
      <text:p text:style-name="P9"><text:span text:style-name="T19">Para hacer la función del primer ejercicio, usamos dos bucles que recorren la matriz, que funcionan de la misma manera que cuando se usan dos bucles for en java para recorrer una matriz, el algoritmo usado para trasponer la matriz recorre los elementos que están encima de la diagonal, y los cambia por los de debajo, así, el elemento [i][j] se cambiaría por el elemento [j][i]. Para intercambiarlos, almacena el dato en [i][j] en una variable temporal, hace [i][j]=[j][i] y por último copia el dato almacenado en [i][j], el código en java sería el siguiente:</text:span></text:p>
      <text:p text:style-name="P9"><text:span text:style-name="T20"/></text:p>
      <text:p text:style-name="P9"><text:span text:style-name="T21">for(int i = 0 ; i &lt; matriz.length ; i++){</text:span></text:p>
      <text:p text:style-name="P9"><text:span text:style-name="T21"><text:tab/>for(int j = i+1 ; j &lt; matriz[i].length ; j++){</text:span></text:p>
      <text:p text:style-name="P9"><text:span text:style-name="T21"><text:tab/><text:tab/>int temporal = matriz[i][j];</text:span></text:p>
      <text:p text:style-name="P9"><text:span text:style-name="T21"><text:tab/><text:tab/>matriz[i][j] = matriz[j][i];</text:span></text:p>
      <text:p text:style-name="P9"><text:span text:style-name="T21"><text:tab/><text:tab/>matriz[j][i] = temporal;</text:span></text:p>
      <text:p text:style-name="P9"><text:span text:style-name="T21"><text:tab/><text:tab/>}</text:span></text:p>
      <text:p text:style-name="P9"><text:span text:style-name="T21"><text:tab/>}</text:span></text:p>
      <text:p text:style-name="P9"><text:span text:style-name="T22"/></text:p>
      <text:p text:style-name="P9"><text:span text:style-name="T23">La función recibe la dirección inicial de la matriz en $a0.</text:span></text:p>
      <text:p text:style-name="P9"><text:span text:style-name="T23">El índice i se almacena en $t1, y el j en $t2, la dirección de la posición de la matriz se almacena en $t3 en cada iteración. Se usan los mismos registros para los índices en todos los bucles usados para recorrer matrices del programa.</text:span></text:p>
      <text:p text:style-name="P9"><text:span text:style-name="T24"/></text:p>
      <text:p text:style-name="P9"><text:span text:style-name="T25">Al final de cada iteración, se comprueba primero si se ha llegado al final de la fila comparando con un 3 almacenado en $t0, si se ha llegado se comprueba si esa era la última columna, en cuyo caso se sale del bucle y del método. Si no se ha llegado al final de la fila simplemente se hace j+1 y se vuelve a hacer el bucle interior, si se ha llegado se hace i+1 y se vuelve al primer bucle, al principio de ese bucle se hace j=i+1 de manera que sólo se recorran los elementos sobre la diagonal.</text:span></text:p>
      <text:p text:style-name="P9"><text:span text:style-name="T26"/></text:p>
      <text:p text:style-name="P9"><text:span text:style-name="T27">La función que suma las matrices recibe la s direcciones de la primera, segunda, y la matriz destino en $a0, $a1 y $a3 respectivamente, utiliza un bucle como el anterior, solo que en cada fila el índice j empieza en 0 para recorrerla entera, en cada iteración del bucle tenemos un par de valores [i][j] distinto, con esos valores se calcula el valor i*m*4+j*4 y se almacena en $t3, donde m es el número de columnas de la matriz, ese valor es el número de bytes que hay que desplazar el puntero desde la posición de inicio de cada matriz para llegar a su posición [i][j], después de calcular eso símplemente se lo sumamos a la dirección inicial de la primera matriz y cargamos el dato en esa posición, lo mismo con la segunda matriz, sumamos ambos valores y almacenamos el resultado en la posición correspondiente de la matriz destino, cuya dirección hemos obtenido sumando el desplazamiento que calculamos con su posición inicial, igual que las otras dos.</text:span></text:p>
      <text:p text:style-name="P9"><text:span text:style-name="T28"/></text:p>
      <text:p text:style-name="P9"><text:span text:style-name="T29">La condición para acabar el bucle es la misma que para todos los otros bucles que recorren una matriz del programa, simplemente acaba el bucle cuando el índice i llega a 3.</text:span></text:p>
      <text:p text:style-name="P9"><text:span text:style-name="T30"/></text:p>
      <text:p text:style-name="P9"><text:span text:style-name="T31">Las funciones para pedir e imprimir las matrices funcionan igual que la de sumar, calculando el desplazamiento en función de los índices y almacenando el dato leído en la posición correspondiente o leyendolo de la matriz e imprimiendolo por pantalla, respectivamente. Ambas almacenan la dirección inicial de la matriz que están pidiendo o imprimiendo en $s7 ya que $a0 se va a usar para los syscalls.</text:span></text:p>
      <text:p text:style-name="P9"><text:span text:style-name="T31">La función que pide las matrices recibe la dirección inicial de la matriz en $a0, y un 0 o un 1 en $a1 para saber si hay que imprimir la cadena que pide la primera o la que pide la segunda, la función que imprime las matrices recibe la dirección de la matriz en $a0.</text:span></text:p>
      <text:p text:style-name="P9"><text:span text:style-name="T32"/></text:p>
      <text:p text:style-name="P9"><text:span text:style-name="T33">El programa final reserva 3 espacios de 64 bits para las matrices, pide al usuario los datos para las dos primeras llamando dos veces a la función PideMatriz, después las </text:span></text:p>
      <text:p text:style-name="P9"><text:span text:style-name="T33">suma y almacena el resultado en el tercer espacio con SumaMatrices, traspone el resultado con TrasponerMatriz, y por último, imprime el resultado con ImprimeMatriz. </text:span></text:p>
      <text:p text:style-name="P9"><text:span text:style-name="T34"/></text:p>
      <text:p text:style-name="P9"><text:span text:style-name="T35">3/10/2017:</text:span></text:p>
      <text:p text:style-name="P9"><text:span text:style-name="T35">a)</text:span></text:p>
      <text:p text:style-name="P9"><text:span text:style-name="T35">Para comprobar el endianness del procesador almacenamos en memoria 4 bytes con .word,</text:span></text:p>
      <text:p text:style-name="P9"><text:span text:style-name="T35">el valor que almacenamos es 0x01020304, si el procesador es big endian los bytes se cargaran en memoria en el orden 0x01 0x02 0x03 0x04, si es little endian, 0x04 0x03 0x02 0x01, después cargamos el byte en la dirección inicial de la palabra con lb, si el procesador es big endian, cargará 0x01, si no, cargará 0x04, simplemente comprobamos cuál de los dos se ha cargado, mars es Little Endian.</text:span></text:p>
      <text:p text:style-name="P9"><text:span text:style-name="T36"/></text:p>
      <text:p text:style-name="P9"><text:span text:style-name="T37">No se puede saber mirando la información que proporcionan las ventanas ya que ahí la información sale representada en complemento a dos, y no tal como está almacenada en la memoria en realidad.</text:span></text:p>
      <text:p text:style-name="P9"><text:span text:style-name="T38"/></text:p>
      <text:p text:style-name="P9"><text:span text:style-name="T39">b)</text:span></text:p>
      <text:p text:style-name="P9"><text:span text:style-name="T39">Sí, el simulador QTSpim da el mismo resultado que Mars.</text:span></text:p>
      <text:p text:style-name="P9"><text:span text:style-name="T40"/></text:p>
      <text:p text:style-name="P9"><text:span text:style-name="T41">c) </text:span></text:p>
      <text:p text:style-name="P9"><text:span text:style-name="T41">El bit de signo se almacena en el byte de la dirección más alta, al ser little-endian.</text:span></text:p>
      <text:p text:style-name="P9"><text:span text:style-name="T42"/></text:p>
      <text:p text:style-name="P9"><text:span text:style-name="T43">Para comprobar si el número es positivo o negativo: como es little endian el bit de signo estará en el byte de la dirección más alta, y será el primer bit del byte, cargamos el byte en la dirección NumeroAComprobar+3, donde NumeroAComprobar es el número que queremos saber si es positivo o negativo, guardado previamente en memoria.</text:span></text:p>
      <text:p text:style-name="P9"><text:span text:style-name="T43">En el byte cargado está el bit de signo, y hacemos un and de ese dato con 0x00000080, si el resultado es 0 el número es positivo ya que el bit de signo está a 0, si no, es negativo.</text:span></text:p>
      <text:p text:style-name="P9"><text:span text:style-name="T44"/></text:p>
      <text:p text:style-name="P9"><text:span text:style-name="T45">d)</text:span></text:p>
      <text:p text:style-name="P9"><text:span text:style-name="T45">Para comprobar el signo de un número en punto flotante de simple precisión, podemos usar el mismo código que en el apartado anterior, ya que el bit de signo se almacena en la misma posición, y significa lo mismo, si es un 1 el número es positivo y si es un 0, negativo, para números de doble precisión el único cambio que hay que hacer es que en vez de cargar el byte en la dirección inicial del número almacenado +3 hay que poner +7, ya que el número tiene 64 bits. </text:span></text:p>
      <text:p text:style-name="P9"><text:span text:style-name="T46"/></text:p>
      <text:p text:style-name="P9"><text:span text:style-name="T47">2 a)</text:span></text:p>
      <text:p text:style-name="P9"><text:span text:style-name="T47">Declaramos la matriz en memoria poniendo los elementos por filas a partir de una posición,</text:span></text:p>
      <text:p text:style-name="P9"><text:span text:style-name="T47">para sumar los elementos usamos dos bucles controlados por los índices i y j iguales que los de la práctica anterior, para cada par i, j cargamos el elemento correspondiente de la matriz, y lo sumamos en un registro (el $t7), cuando se han sumado todos los elementos imprimimos la suma.</text:span></text:p>
      <text:p text:style-name="P9"><text:span text:style-name="T48"/></text:p>
      <text:p text:style-name="P9"><text:span text:style-name="T49">La declaración sería:</text:span></text:p>
      <text:p text:style-name="P9"><text:span text:style-name="T49">Matriz:.word 0, -1, -2, -3</text:span></text:p>
      <text:p text:style-name="P9"><text:span text:style-name="T49">A:.word -16, -15, -14, -13<text:tab/></text:span></text:p>
      <text:p text:style-name="P9"><text:span text:style-name="T49">B:.word 32, 31, 30, 29</text:span></text:p>
      <text:p text:style-name="P9"><text:span text:style-name="T49">C:.word -48,-47,-46,-45</text:span></text:p>
      <text:p text:style-name="P9"><text:span text:style-name="T50"/></text:p>
      <text:p text:style-name="P9"><text:span text:style-name="T51">Está dividido en 4 partes para que sea más fácil de leer, pero realmente se podrían introducir simplemente todos los datos a partir de la dirección Matriz</text:span></text:p>
      <text:p text:style-name="P9"><text:span text:style-name="T52"/></text:p>
      <text:p text:style-name="P9"><text:span text:style-name="T53">2 b)</text:span></text:p>
      <text:p text:style-name="P9"><text:span text:style-name="T53">la declaración por columnas sería:</text:span></text:p>
      <text:p text:style-name="P9"><text:span text:style-name="T53">Matriz:.word 0,-16,32,-48</text:span></text:p>
      <text:p text:style-name="P9"><text:span text:style-name="T53">A:.word -1,-15,31,-47</text:span></text:p>
      <text:p text:style-name="P9"><text:span text:style-name="T53">B:.word -2,-14,30,-46</text:span></text:p>
      <text:p text:style-name="P9"><text:span text:style-name="T53">C:.word -3,-13,29,-45</text:span></text:p>
      <text:p text:style-name="P9"><text:span text:style-name="T54"/></text:p>
      <text:p text:style-name="P9"><text:span text:style-name="T54"/></text:p>
      <text:p text:style-name="P9"><text:span text:style-name="T55">2c)</text:span></text:p>
      <text:p text:style-name="P9"><text:span text:style-name="T55">En la declaración por columnas, en la primera dirección de la matriz está el elemento (0,0), en la siguiente, el (0,1) luego el (0,2), etc, mientras que en la declaración por columnas en la dirección inicial está el elemento (0,0), en la siguiente el (1,0), el (2,0), etc</text:span></text:p>
      <text:p text:style-name="P9"><text:span text:style-name="T56"/></text:p>
      <text:p text:style-name="P9"><text:span text:style-name="T57">2d)</text:span></text:p>
      <text:p text:style-name="P9"><text:span text:style-name="T57">Para el ejercicio entregable, declaramos los elementod de la matriz en 8 bits cada uno:</text:span></text:p>
      <text:p text:style-name="P9"><text:span text:style-name="T58"/></text:p>
      <text:p text:style-name="P9"><text:span text:style-name="T59">Matriz:.byte 0, -1, -2, -3</text:span></text:p>
      <text:p text:style-name="P9"><text:span text:style-name="T59">A:.byte -16, -15, -14, -13<text:tab/></text:span></text:p>
      <text:p text:style-name="P9"><text:span text:style-name="T59">B:.byte 32, 31, 30, 29</text:span></text:p>
      <text:p text:style-name="P9"><text:span text:style-name="T59">C:.byte -48,-47,-46,-45</text:span></text:p>
      <text:p text:style-name="P9"><text:span text:style-name="T60"/></text:p>
      <text:p text:style-name="P9"><text:span text:style-name="T61">Ahora los datos se almacenan en memoria uno detrás de otro ocupando sólo 4 palabras.</text:span></text:p>
      <text:p text:style-name="P9"><text:span text:style-name="T62"/></text:p>
      <text:p text:style-name="P9"><text:span text:style-name="T63">Hay que realizar pocos cambios, en vez de multiplicar el índice i*4*4 sólo hacemos i*4 para calcular el desplazamiento que hay que aplicar para llegar a la dirección inicial de la línea i desde la dirección inicial de la matriz, no hay que multiplicarla de nuevo por 4 ya que ahora las palabras son de 1 byte en vez de 4.</text:span></text:p>
      <text:p text:style-name="P9"><text:span text:style-name="T63">Tampoco multiplicamos la j*4 por el mismo motivo.</text:span></text:p>
      <text:p text:style-name="P9"><text:span text:style-name="T64"/></text:p>
      <text:p text:style-name="P9"><text:span text:style-name="T65">Para calcular la dirección que hay que cargar sumamos la dirección inicial de la matriz + i*4 +j, y en cada iteración carga el byte almacenado en esa posición con lb y los va sumando en el registro $s7. Al final del bucle se carga el resultado en $v1 para devolverlo y al volver de la función se imprime por pantalla.</text:span></text:p>
      <text:p text:style-name="P9"><text:span text:style-name="T66"/></text:p>
      <text:p text:style-name="P9"><text:span text:style-name="T67">Hemos copiado la mayor parte de la función de la práctica anterior, sin embargo, hemos cambiado los registros S que se usaban en la función por registros temporales ya que era un error.</text:span></text:p>
      <text:p text:style-name="P9"><text:span text:style-name="T68"/></text:p>
      <text:p text:style-name="P9"><text:span text:style-name="T69">3a)</text:span></text:p>
      <text:p text:style-name="P9"><text:span text:style-name="T69">En las Instrucciones tipo I, el rosa representa el código de operación que va a control, el verde, el registro rs, el azul oscuro el registro rt y el azul claro los 16 últimos bits de la instrucción.</text:span></text:p>
      <text:p text:style-name="P9"><text:span text:style-name="T69">En las tipo R el verde representa rs, el azul oscuro, rt, el azul claro rd, el negro shamt y el naranja el código de función.</text:span></text:p>
      <text:p text:style-name="P9"><text:span text:style-name="T70"/></text:p>
      <text:p text:style-name="P9"><text:span text:style-name="T71">En general, el amarillo representa el PC, y también el dato leído del segundo registro, el rojo representa las señales de control ALUSrc, MenToReg, WriteReg y ReadMem, el gris representa las señalesRegDst, WriteMem, Branch, opALU1 y opALU0</text:span><text:span text:style-name="T72">.</text:span></text:p>
      <text:p text:style-name="P9"><text:span text:style-name="T73"/></text:p>
      <text:p text:style-name="P9"><text:span text:style-name="T74">Hay un azul más oscuro que el de rd y algo más claro que el de rt que representa el dato leído de memoria. El marrón claro es el PC que se usará en el ciclo siguiente, mientras que el marrón oscuro es el desplazamiento después de extenderle el signo.</text:span></text:p>
      <text:p text:style-name="P9"><text:span text:style-name="T75"/></text:p>
      <text:p text:style-name="P9"><text:span text:style-name="T76">b)</text:span></text:p>
      <text:p text:style-name="P9"><text:span text:style-name="T76">El camino crítico de una Instrucción de tipo I es</text:span></text:p>
      <text:p text:style-name="P9"><text:span text:style-name="T76">Memoria de Instrucciones-Banco de registros-mux-ALU control-ALU-Memoria de Datos-mux</text:span></text:p>
      <text:p text:style-name="P9"><text:span text:style-name="T76">En una tipo R es:</text:span></text:p>
      <text:p text:style-name="P9"><text:span text:style-name="T76">Memoria de Instrucciones-Banco de registros-mux-ALU control-ALU-mux</text:span></text:p>
      <text:p text:style-name="P9"><text:span text:style-name="T77"/></text:p>
      <text:p text:style-name="P9"><text:span text:style-name="T78">c)</text:span></text:p>
      <text:p text:style-name="P9"><text:span text:style-name="T78">No es acertada,como vemos al ejecutar un programa cualquiera nos muestra en todas instrucciones la escritura del valor final en memoria de datos,cuando sabemos que la<text:s text:c="2"/>escritura en memoria sucede en el ciclo siguiente. Hemos de aclarar que resulta extraño que algunas señales de control lleguen más tarde que </text:span></text:p>
      <text:p text:style-name="P9"><text:span text:style-name="T78">las<text:s text:c="2"/>propias<text:s text:c="2"/>entradas a las que afectan,incrementando el tiempo del ciclo.</text:span></text:p>
      <text:p text:style-name="P9"><text:span text:style-name="T78">Cambios a realizar: Mostrar el número de ciclos que emplea la instrucción en ser ejecutada</text:span></text:p>
      <text:p text:style-name="P9"><text:span text:style-name="T79"/></text:p>
      <text:p text:style-name="P9"><text:span text:style-name="T80">10/10/2017:</text:span></text:p>
      <text:p text:style-name="P9"><text:span text:style-name="T81"/></text:p>
      <text:p text:style-name="P9"><text:span text:style-name="T82">Para realizar la conversión en el primer ejercicio cargamos en el registro $t0 0xF000 0000, y realizamos un bucle, controlado por índice, en el cual primero se hace un and de ese registro y el número que está en $a0, para extraer 4 bits, después se mueven esos bits, para que queden en la parte derecha del registro, y por último se determina qué caracter ASCII hay que almacenar en la cadena de destino en función de su valor y se mueve el contenido del registro $t0 4 posiciones a la derecha para extraer los 4 bits siguientes, también se aumenta en 1 el valor del registro que indica la siguiente posición donde hay que almacenar un caracter.</text:span></text:p>
      <text:p text:style-name="P9"><text:span text:style-name="T83"/></text:p>
      <text:p text:style-name="P9"><text:span text:style-name="T84">El bucle se repite 8 veces, para extraer los 8 caracteres hexadecimales que forman el número, el índice se almacena en $t1, empieza en 8 y se le resta 1 en cada iteración, para mover los grupos de 4 bits a la derecha se usa otro bucle que los mueve de 4 en 4 hacia la derecha, y se repite en función del valor que queda en el índice, ya que en cada iteración habrá que moverlo menos porque el número estará más a la derecha.</text:span></text:p>
      <text:p text:style-name="P9"><text:span text:style-name="T85"/></text:p>
      <text:p text:style-name="P9"><text:span text:style-name="T86">Una vez los bits estén a la derecha, su valor estará entre 0 y 15, mirando la tabla de ASCII vemos que los dígitos del 0 al 9 empiezan a partir del 48 y que las letras de la A a la E empiezan a partir del 55, por tanto, si el número en el registro $t2, que es el registro de destino del and, es menor que 10, le sumamos 48 y hacemos sb en la dirección de memoria correspondiente, si es mayor, le sumamos 55 y guardamos el caracter en la memoria igual que con el otro.</text:span></text:p>
      <text:p text:style-name="P9"><text:span text:style-name="T87"/></text:p>
      <text:p text:style-name="P9"><text:span text:style-name="T88">En el apartado 2 símplemente pedimos el número por pantalla y el número leído es el que le pasamos a la función, el programa funciona igual con números negativos y positivos, ya que lo único que hace es mostrar la representación en hexadecimal de los bits que haya en el registro.</text:span></text:p>
      <text:p text:style-name="P9"><text:span text:style-name="T89"/></text:p>
      <text:p text:style-name="P9"><text:span text:style-name="T90">Para el último apartado del ejercicio 2 lo único que hay que hacer es sumarle 1 al número antes de pasárselo a la función.</text:span></text:p>
      <text:p text:style-name="P9"><text:span text:style-name="T91"/></text:p>
      <text:p text:style-name="P9"><text:span text:style-name="T92">En el ejercicio 3 primero declaramos 64 bits con .word, como MIPS es little endian la segunda palabra que se declara en el código es la primera que hay que leer.</text:span></text:p>
      <text:p text:style-name="P9"><text:span text:style-name="T93"/></text:p>
      <text:p text:style-name="P9"><text:span text:style-name="T94">Realizamos una pequeña modificación en la función, que ahora recibe en $a0 la dirección inicial del espacio declarado en .word y en $a1 la dirección de destino de la cadena.</text:span></text:p>
      <text:p text:style-name="P9"><text:span text:style-name="T95"/></text:p>
      <text:p text:style-name="P9"><text:span text:style-name="T96">Le suma 4 a la dirección en $a0 para leer primero la primera palabra, y almacena un 2 en $t6, este índice lo usamos para que se recorra 2 veces la función, después de cargar la palabra le restamos 4 a la dirección en $a0 para que cuando se vuelva a pasar por ahí se cargue la primera palabra, al llegar al final de la función se le resta 1 a $t6, y si el resultado no es 0 se vuelve al principio. </text:span></text:p>
      <text:p text:style-name="P9"><text:span text:style-name="T97"/></text:p>
      <text:p text:style-name="P9"><text:span text:style-name="T98">A parte de eso el programa funciona igual que antes, cada vez que se repite la función es como una llamada normal en los ejercicios anteriores, y la cadena de salida se almacena en memoria, en un espacio de 17 bits que reservamos, en lugar de los 9 que reservábamos antes, reservamos 17, en lugar de los 16 que corresponderían a los 16 caracteres ASCII por los 16 dígitos hexadecimales, ya que hay que guardar el terminador de cadena al final.</text:span></text:p>
      <text:p text:style-name="P9"><text:span text:style-name="T99"/></text:p>
      <text:p text:style-name="P9"><text:span text:style-name="T100">Al volver de la función se imprime el resultado por pantalla.</text:span></text:p>
      <text:p text:style-name="P9"><text:span text:style-name="T101"/></text:p>
      <text:p text:style-name="P9"><text:span text:style-name="T102">17/10/2017:</text:span></text:p>
      <text:p text:style-name="P9"><text:span text:style-name="T103"/></text:p>
      <text:p text:style-name="P9"><text:span text:style-name="T104">Para hacer la función, utilizamos un bucle controlado por índice que se repite 8 veces, en cada iteración, se lee un byte de la cadena proporcionada, cada byte es un caracter ASCII. Después de leerlo, comprobamos si está en alguno de los intervalos siguentes: 48-57, 59-63 o 65-70, que corresponden a los números del 1 al 9, las letras de la 'A' a la 'F' y las letras de la 'a' a la 'f' respectivamente en código ASCII, si está en uno de esos intervalos se le resta lo que corresponda para pasarlo a binario y se va al siguiente paso, si no, se sale de la función con el código de error caracter no admitido.</text:span></text:p>
      <text:p text:style-name="P9"><text:span text:style-name="T105"/></text:p>
      <text:p text:style-name="P9"><text:span text:style-name="T106">El siguiente paso es mover los 4 bits que han quedado a la derecha del registro a su posición final, para ello los movemos de 4 en 4 hacia la izquierda en un bucle en función del valor que quede en el índice, cuando están donde queremos, hacemos or del registro $t0, donde estaba el número cargado con $v0.</text:span></text:p>
      <text:p text:style-name="P9"><text:span text:style-name="T107"/></text:p>
      <text:p text:style-name="P9"><text:span text:style-name="T108">Si antes de realizar 8 iteraciones se llega al final de la cadena es porque era de menos de 8 caracteres, en ese caso se mueve el contenido de $v0 hacia la derecha en función de lo que quede en el índice y se sale de la función.</text:span></text:p>
      <text:p text:style-name="P9"><text:span text:style-name="T109"/></text:p>
      <text:p text:style-name="P9"><text:span text:style-name="T110">En el ejercicio 2, un problema al introducir la cadena por teclado si esta es de menos de 8 caracteres, al pulsar enter el caracter de line feed se mete en la cadena también y la función da un error porque no es un caracter hexadecimal, para solucionarlo, antes de llamar a la función cambiamos ese caracter por el terminador de cadena.</text:span></text:p>
      <text:p text:style-name="P9"><text:span text:style-name="T111"/></text:p>
      <text:p text:style-name="P9"><text:span text:style-name="T112">Para el último ejercicio, una vez obtenemos el número introducido en binario, obtenemos su opuesto guardando en un registro - ese número y lo pasamos de nuevo a una cadena ASCII con la representación en hexadecimal utilizando la función de la práctica anterior.</text:span></text:p>
      <text:p text:style-name="P9"><text:span text:style-name="T113"/></text:p>
      <text:p text:style-name="P9"><text:span text:style-name="T114">24/10/2017:</text:span></text:p>
      <text:p text:style-name="P9"><text:span text:style-name="T115"/></text:p>
      <text:p text:style-name="P9"><text:span text:style-name="T116">El mayor número representable en complemento a 2 con 32 bits es 2^31, es decir, 2.147.483.648, que tiene 10 caracteres, para evitar errores de overflow al sumar los dos números pedidos o que uno de los números no quepa en 32 bits, sólo aceptamos cadenas de 9 caracteres como máximo.</text:span></text:p>
      <text:p text:style-name="P9"><text:span text:style-name="T117"/></text:p>
      <text:p text:style-name="P9"><text:span text:style-name="T118">Después de pedir la cadena y almacenarla en la memoria le pasamos la dirección inicial a la función, la función primero comprueba si el primer caracter es un + o un -, y pone $t5 a 0 o 1 respectivamente, lo cual se usa al final para decidir si devolver el número calculado o su opuesto, después le suma un 1 a la dirección de la cadena para saltarse ese caracter, si no hay un caracter de signo, no hace nada.</text:span></text:p>
      <text:p text:style-name="P9"><text:span text:style-name="T119"/></text:p>
      <text:p text:style-name="P9"><text:span text:style-name="T120">Después de eso, calcula la longitud de la cadena usando un bucle, que termina cuando se encuentra un 0 en la memoria, después de eso calcula la longitud de la cadena a partir de lo que quede en el índice usado para el bucle, si la longitud es mayor que 9, se sale del bucle con el error de cadena demasiado larga y se vuelve a pedir la cadena.</text:span></text:p>
      <text:p text:style-name="P9"><text:span text:style-name="T121"/></text:p>
      <text:p text:style-name="P9"><text:span text:style-name="T122">Si todo es correcto, entra al bucle principal de la función usando como índice la longitud de la cadena calculada.</text:span></text:p>
      <text:p text:style-name="P9"><text:span text:style-name="T123"/></text:p>
      <text:p text:style-name="P9"><text:span text:style-name="T124">En el bucle, se lee un byte de la cadena en $t0, que se corresponde a un caracter ASCII, se calcula el dígito decimal que representa restándole lo que corresponda, y si se detecta que no es un número, se sale de la función indicando que hay caracteres no válidos en la cadena.</text:span></text:p>
      <text:p text:style-name="P9"><text:span text:style-name="T125"/></text:p>
      <text:p text:style-name="P9"><text:span text:style-name="T126">después de leer el caracter y pasarlo a binario, se multiplica por 10 el número leído varias veces en función de lo que quede en el índice, para multiplicarlo por 10 símplemente lo sumamos 10 veces consigo mismo.</text:span></text:p>
      <text:p text:style-name="P9"><text:span text:style-name="T127"/></text:p>
      <text:p text:style-name="P9"><text:span text:style-name="T128">Finalmente, sumamos el resultado a $v0, el bucle se repite tantas veces como números haya en la cadena, y finalmente se devuelve lo que quede en $v0, si $t5 es 1, se devuelve 0-$v0 para dar el número negativo.</text:span></text:p>
      <text:p text:style-name="P9"><text:span text:style-name="T129"/></text:p>
      <text:p text:style-name="P9"><text:span text:style-name="T130">Una vez tenemos en registros los dos números pedidos, simplemente los sumamos e imprimimos el resultado por pantalla.</text:span></text:p>
      <text:p text:style-name="P9"><text:span text:style-name="T130"/></text:p>
      <text:p text:style-name="P10"><text:span text:style-name="T131">31/10/2017:</text:span></text:p>
      <text:p text:style-name="P10"><text:span text:style-name="T132"/></text:p>
      <text:p text:style-name="P10"><text:span text:style-name="T133">Para realizar la conversión en la función del ejercicio 1 primero aumentamos el puntero en 9 para empezar a almacenar los números calculados desde el final, después, utilizando un cuble que se repite 10 veces calculamos los dígitos, para ello primero calculamos el resto de dividir el número dado entre 10 y le sumamos 48 para obtener el correspondiente caracter ASCII,<text:s text:c="2"/>después, dividimos el número entre 10 para eliminar el último dígito, le restamos 1 al puntero y al índice y repetimos hasta que todos los dígitos estén almacenados en memoria como una cadena ASCII.</text:span></text:p>
      <text:p text:style-name="P10"><text:span text:style-name="T133"/></text:p>
      <text:p text:style-name="P10"><text:span text:style-name="T133">Para el segundo ejercicio, símplemente utilizamos la función que hicimos en la práctica anterior para convertir a binario la cadena leída, después multiplicamos el número por 2 desplazándolo 1 bit a la izquierda, y por último lo pasamos a una cadena ASCII utilizando la función del apartado 1. Como esa función guarda varios ceros a la izquierda si el número tiene menos de 10 dígitos, usamos un bucle que simplemente aumenta la dirección inicial de la cadena en 1 hasta que se acaben los ceros y esa es la dirección que le pasamos a la función que escribe una cadena por pantalla.</text:span></text:p>
      <text:p text:style-name="P10"><text:span text:style-name="T134"/></text:p>
      <text:p text:style-name="P10"><text:span text:style-name="T135">Para el primer apartado del ejercicio 3 utilizamos la función de la práctica anterior y la que hicimos para pasar de binario a una cadena ASCII con el número en hexadecimal, para el ejercicio entregable, símplemente juntamos la función que lee una cadena con un número hexadecimal por pantalla y la pasa a binario y la función del apartado 1 de esta práctica.</text:span></text:p>
      <text:p text:style-name="P11"><text:span text:style-name="T136"/></text:p>
      <text:p text:style-name="P11"><text:span text:style-name="T137"/></text:p>
      <text:p text:style-name="P11"><text:span text:style-name="T137"/></text:p>
      <text:p text:style-name="P11"><text:span text:style-name="T137"/></text:p>
      <text:p text:style-name="P11"><text:span text:style-name="T137"/></text:p>
      <text:p text:style-name="P11"><text:span text:style-name="T137"/></text:p>
      <text:p text:style-name="P11"><text:span text:style-name="T137"/></text:p>
      <text:p text:style-name="P11"><text:span text:style-name="T137"/></text:p>
      <text:p text:style-name="P11"><text:span text:style-name="T137"/></text:p>
      <text:p text:style-name="P11"><text:span text:style-name="T137"/></text:p>
      <text:p text:style-name="P11"><text:span text:style-name="T137"/></text:p>
      <text:p text:style-name="P11"><text:span text:style-name="T137"/></text:p>
      <text:p text:style-name="P11"><text:span text:style-name="T137"/></text:p>
      <text:p text:style-name="P11"><text:span text:style-name="T137"/></text:p>
      <text:p text:style-name="P11"><text:span text:style-name="T137"/></text:p>
      <text:p text:style-name="P11"><text:span text:style-name="T137"/></text:p>
      <text:p text:style-name="P11"><text:span text:style-name="T137"/></text:p>
      <text:p text:style-name="P11"><text:span text:style-name="T137"/></text:p>
      <text:p text:style-name="P11"><text:span text:style-name="T138"><text:tab/></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